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F6AFCA3F8761F90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68cm, 4.638cm, 12.741cm, 1.86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85cm" svg:height="21.599cm" svg:x="1.092cm" svg:y="2.192cm">
          <draw:image xlink:href="Pictures/10000000000005E8000007E0F6AFCA3F8761F90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9:17.855442772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